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757cm" style:rel-column-width="14484*"/>
    </style:style>
    <style:style style:name="Tabla1.B" style:family="table-column">
      <style:table-column-properties style:column-width="3.014cm" style:rel-column-width="11621*"/>
    </style:style>
    <style:style style:name="Tabla1.C" style:family="table-column">
      <style:table-column-properties style:column-width="1.614cm" style:rel-column-width="6222*"/>
    </style:style>
    <style:style style:name="Tabla1.D" style:family="table-column">
      <style:table-column-properties style:column-width="8.613cm" style:rel-column-width="3320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C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Text_20_body">
      <style:text-properties style:font-name="Times New Roman" fo:font-size="12pt" style:text-underline-style="none" style:font-name-asian="Arial1" style:font-size-asian="12pt" style:font-name-complex="Arial1" style:font-size-complex="12pt"/>
    </style:style>
    <style:style style:name="P5" style:family="paragraph" style:parent-style-name="Text_20_body">
      <style:text-properties style:font-name="Times New Roman" fo:font-size="12pt" style:text-underline-style="none" officeooo:paragraph-rsid="0011911c" style:font-name-asian="Arial1" style:font-size-asian="12pt" style:font-name-complex="Arial1" style:font-size-complex="12pt"/>
    </style:style>
    <style:style style:name="P6" style:family="paragraph" style:parent-style-name="Text_20_body">
      <style:text-properties style:font-name="Times New Roman" fo:font-size="12pt" style:text-underline-style="none" officeooo:paragraph-rsid="001a126f" style:font-name-asian="Arial1" style:font-size-asian="12pt" style:font-name-complex="Arial1" style:font-size-complex="12pt"/>
    </style:style>
    <style:style style:name="P7" style:family="paragraph" style:parent-style-name="Text_20_body">
      <style:text-properties style:font-name="Times New Roman" fo:font-size="12pt" style:text-underline-style="none" officeooo:rsid="000e2cc1" officeooo:paragraph-rsid="000e2cc1" style:font-name-asian="Arial1" style:font-size-asian="12pt" style:font-name-complex="Arial1" style:font-size-complex="12pt"/>
    </style:style>
    <style:style style:name="P8" style:family="paragraph" style:parent-style-name="Text_20_body">
      <style:text-properties style:font-name="Times New Roman" fo:font-size="12pt" style:text-underline-style="none" officeooo:paragraph-rsid="001cc539" style:font-name-asian="Arial1" style:font-size-asian="12pt" style:font-name-complex="Arial1" style:font-size-complex="12pt"/>
    </style:style>
    <style:style style:name="P9" style:family="paragraph" style:parent-style-name="Text_20_body">
      <style:text-properties style:font-name="Times New Roman" fo:font-size="12pt" style:text-underline-style="none" officeooo:paragraph-rsid="001f8176" style:font-name-asian="Arial1" style:font-size-asian="12pt" style:font-name-complex="Arial1" style:font-size-complex="12pt"/>
    </style:style>
    <style:style style:name="P10" style:family="paragraph" style:parent-style-name="Text_20_body">
      <style:text-properties style:font-name="Times New Roman" fo:font-size="12pt" style:text-underline-style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1" style:family="paragraph" style:parent-style-name="Text_20_body">
      <style:text-properties style:font-name="Times New Roman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text-properties style:font-name="Times New Roman" fo:font-size="12pt" style:text-underline-style="none" fo:font-weight="normal" officeooo:rsid="001457b0" officeooo:paragraph-rsid="001457b0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Text_20_body">
      <style:text-properties style:font-name="Times New Roman" fo:font-size="16pt" style:text-underline-style="solid" style:text-underline-width="auto" style:text-underline-color="font-color" fo:font-weight="bold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Text_20_body">
      <style:text-properties style:font-name="Times New Roman" fo:font-size="16pt" style:text-underline-style="none" fo:font-weight="bold" style:font-name-asian="Arial1" style:font-size-asian="16pt" style:font-weight-asian="bold" style:font-name-complex="Arial1" style:font-size-complex="16pt" style:font-weight-complex="bold"/>
    </style:style>
    <style:style style:name="P15" style:family="paragraph" style:parent-style-name="Text_20_body">
      <style:text-properties officeooo:rsid="001457b0" officeooo:paragraph-rsid="001457b0"/>
    </style:style>
    <style:style style:name="P16" style:family="paragraph" style:parent-style-name="Table_20_Contents">
      <style:text-properties style:font-name="Times New Roman" fo:font-size="12pt" style:font-name-asian="Arial1" style:font-size-asian="12pt" style:font-name-complex="Arial1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Arial1" style:font-size-asian="12pt" style:font-name-complex="Arial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name-asian="Arial1" style:font-size-asian="12pt" style:font-name-complex="Arial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paragraph-rsid="000d6cc4" style:font-name-asian="Arial1" style:font-size-asian="12pt" style:font-name-complex="Arial1" style:font-size-complex="12pt"/>
    </style:style>
    <style:style style:name="P20" style:family="paragraph" style:parent-style-name="Table_20_Contents">
      <style:text-properties style:font-name="Times New Roman" fo:font-size="12pt" officeooo:rsid="000d6cc4" officeooo:paragraph-rsid="000d6cc4" style:font-name-asian="Arial1" style:font-size-asian="12pt" style:font-name-complex="Arial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paragraph-properties fo:break-before="page"/>
      <style:text-properties style:font-name="Times New Roman" fo:font-size="16pt" style:text-underline-style="solid" style:text-underline-width="auto" style:text-underline-color="font-color" fo:font-weight="bold" style:font-name-asian="Arial1" style:font-size-asian="16pt" style:font-weight-asian="bold" style:font-name-complex="Arial1" style:font-size-complex="16pt" style:font-weight-complex="bold"/>
    </style:style>
    <style:style style:name="P24" style:family="paragraph" style:parent-style-name="Text_20_body">
      <style:paragraph-properties fo:break-before="page"/>
      <style:text-properties style:font-name="Times New Roman" fo:font-size="16pt" style:text-underline-style="none" fo:font-weight="bold" style:font-name-asian="Arial1" style:font-size-asian="16pt" style:font-weight-asian="bold" style:font-name-complex="Arial1" style:font-size-complex="16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6" style:family="paragraph" style:parent-style-name="Text_20_body" style:list-style-name="L2">
      <style:text-properties style:font-name="Times New Roman" fo:font-size="12pt" style:text-underline-style="none" fo:font-weight="normal" officeooo:rsid="001457b0" officeooo:paragraph-rsid="001457b0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 style:list-style-name="L5">
      <style:text-properties style:font-name="Times New Roman" fo:font-size="12pt" style:text-underline-style="none" fo:font-weight="normal" officeooo:rsid="001457b0" officeooo:paragraph-rsid="001457b0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 style:list-style-name="L6">
      <style:text-properties style:font-name="Times New Roman" fo:font-size="12pt" style:text-underline-style="none" fo:font-weight="normal" officeooo:rsid="001457b0" officeooo:paragraph-rsid="001457b0" style:font-name-asian="Arial1" style:font-size-asian="12pt" style:font-weight-asian="normal" style:font-name-complex="Arial1" style:font-size-complex="12pt" style:font-weight-complex="normal"/>
    </style:style>
    <style:style style:name="P29" style:family="paragraph" style:parent-style-name="Text_20_body">
      <style:text-properties style:font-name="Times New Roman" fo:font-size="12pt" style:text-underline-style="none" style:font-name-asian="Arial1" style:font-size-asian="12pt" style:font-name-complex="Arial1" style:font-size-complex="12pt"/>
    </style:style>
    <style:style style:name="P30" style:family="paragraph" style:parent-style-name="Text_20_body" style:list-style-name="L3">
      <style:text-properties officeooo:rsid="001457b0" officeooo:paragraph-rsid="001457b0"/>
    </style:style>
    <style:style style:name="P31" style:family="paragraph" style:parent-style-name="Text_20_body" style:list-style-name="L4">
      <style:text-properties officeooo:rsid="001457b0" officeooo:paragraph-rsid="001457b0"/>
    </style:style>
    <style:style style:name="P32" style:family="paragraph" style:parent-style-name="Heading_20_1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3" style:family="paragraph" style:parent-style-name="Heading_20_3" style:list-style-name="">
      <style:text-properties fo:font-size="14pt" style:text-underline-style="none" style:font-size-asian="14pt" style:font-size-complex="14pt"/>
    </style:style>
    <style:style style:name="P34" style:family="paragraph" style:parent-style-name="Heading_20_3">
      <style:paragraph-properties fo:break-before="page"/>
      <style:text-properties fo:font-size="14pt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font-name="Arial1" style:text-underline-style="none" style:font-name-asian="Arial1" style:font-name-complex="Arial1"/>
    </style:style>
    <style:style style:name="T3" style:family="text"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style:text-underline-style="none"/>
    </style:style>
    <style:style style:name="T7" style:family="text">
      <style:text-properties officeooo:rsid="000c60ad"/>
    </style:style>
    <style:style style:name="T8" style:family="text">
      <style:text-properties officeooo:rsid="000cf95c"/>
    </style:style>
    <style:style style:name="T9" style:family="text">
      <style:text-properties officeooo:rsid="000d3657"/>
    </style:style>
    <style:style style:name="T10" style:family="text">
      <style:text-properties officeooo:rsid="000d6cc4"/>
    </style:style>
    <style:style style:name="T11" style:family="text">
      <style:text-properties officeooo:rsid="000e2cc1"/>
    </style:style>
    <style:style style:name="T12" style:family="text">
      <style:text-properties officeooo:rsid="000fd6cc"/>
    </style:style>
    <style:style style:name="T13" style:family="text">
      <style:text-properties officeooo:rsid="0011911c"/>
    </style:style>
    <style:style style:name="T14" style:family="text">
      <style:text-properties officeooo:rsid="0018d264"/>
    </style:style>
    <style:style style:name="T15" style:family="text">
      <style:text-properties officeooo:rsid="001a126f"/>
    </style:style>
    <style:style style:name="T16" style:family="text">
      <style:text-properties officeooo:rsid="001b7bf3"/>
    </style:style>
    <style:style style:name="T17" style:family="text">
      <style:text-properties officeooo:rsid="001c46fc"/>
    </style:style>
    <style:style style:name="T18" style:family="text">
      <style:text-properties officeooo:rsid="001cc539"/>
    </style:style>
    <style:style style:name="T19" style:family="text">
      <style:text-properties officeooo:rsid="001d8d73"/>
    </style:style>
    <style:style style:name="T20" style:family="text">
      <style:text-properties officeooo:rsid="001f8176"/>
    </style:style>
    <style:style style:name="T21" style:family="text">
      <style:text-properties officeooo:rsid="0023342e"/>
    </style:style>
    <style:style style:name="T22" style:family="text">
      <style:text-properties officeooo:rsid="002588a7"/>
    </style:style>
    <style:style style:name="T23" style:family="text">
      <style:text-properties officeooo:rsid="0029590f"/>
    </style:style>
    <style:style style:name="T24" style:family="text">
      <style:text-properties officeooo:rsid="002c80ff"/>
    </style:style>
    <style:style style:name="T25" style:family="text">
      <style:text-properties officeooo:rsid="002e3605"/>
    </style:style>
    <style:style style:name="T26" style:family="text">
      <style:text-properties officeooo:rsid="002f0be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Practica 1: Diseño del lenguaje</text:h>
      <text:p text:style-name="P1"/>
      <text:h text:style-name="Heading_20_3" text:outline-level="3">1.Introducción:</text:h>
      <text:p text:style-name="P2"/>
      <text:p text:style-name="P3">el objetivo de esta primera practica es la definición de un lenguaje de programación para el cual se va a diseñar un traductor, este lenguaje contendra las siguientes caracteristicas:</text:p>
      <text:list xml:id="list2088989631" text:style-name="L1">
        <text:list-item>
          <text:p text:style-name="P25">tipos de datos minimos: entero, real, caracter, booleano y pila.</text:p>
        </text:list-item>
        <text:list-item>
          <text:p text:style-name="P25">Operaciones tipicas para cada tipo:</text:p>
          <text:list>
            <text:list-item>
              <text:p text:style-name="P25">Entero, real: suma, resta, multiplicación y división.</text:p>
            </text:list-item>
            <text:list-item>
              <text:p text:style-name="P25">Booleano: not, or, and y xor.</text:p>
            </text:list-item>
            <text:list-item>
              <text:p text:style-name="P25">Pila: push, pop, top.</text:p>
            </text:list-item>
          </text:list>
        </text:list-item>
        <text:list-item>
          <text:p text:style-name="P25">Sentencia de asignación.</text:p>
        </text:list-item>
        <text:list-item>
          <text:p text:style-name="P25">Permitira expresiones aritmeticas logicas.</text:p>
        </text:list-item>
        <text:list-item>
          <text:p text:style-name="P25">Tendra sentencia de entrada y de salida.</text:p>
        </text:list-item>
        <text:list-item>
          <text:p text:style-name="P25">Dispondra de las siguientes estructuras de control:</text:p>
          <text:list>
            <text:list-item>
              <text:p text:style-name="P25">IF_THEN_ELSE.</text:p>
            </text:list-item>
            <text:list-item>
              <text:p text:style-name="P25">WHILE.</text:p>
            </text:list-item>
            <text:list-item>
              <text:p text:style-name="P25">DO_UNTIL.</text:p>
            </text:list-item>
          </text:list>
        </text:list-item>
        <text:list-item>
          <text:p text:style-name="P25">La comprobación de tipos será fuertemente tipado.</text:p>
        </text:list-item>
        <text:list-item>
          <text:p text:style-name="P25">Las declaraciónes <text:span text:style-name="T4">deben</text:span> ir entre dos marcas de inicio y fin y deben declararse dentro de los bloques.</text:p>
        </text:list-item>
        <text:list-item>
          <text:p text:style-name="P25">El lenguaje adimitira las letras mayusculas y minisculas.</text:p>
        </text:list-item>
        <text:list-item>
          <text:p text:style-name="P25">La sintaxis del lenguaje va a ser similar al lenguaje C y las palabras reservadas seran en castellano.</text:p>
        </text:list-item>
        <text:list-item>
          <text:p text:style-name="P25">El lenguaje implementara procedimientos como subprogramas.</text:p>
        </text:list-item>
      </text:list>
      <text:h text:style-name="P33" text:outline-level="3"/>
      <text:h text:style-name="P34" text:outline-level="3"><text:span text:style-name="T1">2.</text:span><text:span text:style-name="T2">Descripción formal de la sintaxis del lenguaje</text:span><text:span text:style-name="T3">:</text:span></text:h>
      <text:p text:style-name="P4">A continuación se presenta la descripción del lenguaje en BNF:</text:p>
      <text:p text:style-name="P4">&lt;Programa&gt; ::= &lt;Cabecera_programa&gt; &lt;bloque&gt;<text:line-break/>&lt;Cabecera_programa&gt; ::= principal &lt;ParIzq&gt; &lt;ParDer&gt;</text:p>
      <text:p text:style-name="P4">&lt;ParIzq&gt; := (</text:p>
      <text:p text:style-name="P4">&lt;ParDer&gt; := )</text:p>
      <text:p text:style-name="P8"><text:line-break/>&lt;bloque&gt; ::= <text:tab/><text:span text:style-name="T18">&lt;inicio_de_bloque&gt;</text:span> <text:line-break/><text:tab/><text:tab/>&lt;Declar_de_variables_locales&gt;<text:line-break/><text:tab/><text:tab/>&lt;Declar_de_subprogs&gt;<text:line-break/><text:tab/><text:tab/>&lt;Sentencias&gt;<text:line-break/><text:tab/><text:tab/><text:span text:style-name="T18">&lt;fin_de_bloque&gt;</text:span> <text:s/>|</text:p>
      <text:p text:style-name="P8"><text:tab/><text:tab/><text:span text:style-name="T18">&lt;inicio_de_bloque&gt;</text:span><text:line-break/><text:tab/><text:tab/>&lt;Declar_de_variables_locales&gt;<text:line-break/><text:tab/><text:tab/>&lt;Sentencias&gt;<text:line-break/><text:tab/><text:tab/><text:span text:style-name="T18">&lt;fin_de_bloque&gt;</text:span> | </text:p>
      <text:p text:style-name="P8"><text:tab/><text:tab/><text:span text:style-name="T18">&lt;inicio_de_bloque&gt;</text:span> <text:line-break/><text:tab/><text:tab/>&lt;Declar_de_subprogs&gt;<text:line-break/><text:tab/><text:tab/>&lt;Sentencias&gt;<text:line-break/><text:tab/><text:tab/><text:span text:style-name="T18">&lt;fin_de_bloque&gt;</text:span> | </text:p>
      <text:p text:style-name="P8"><text:tab/><text:tab/><text:span text:style-name="T18">&lt;inicio_de_bloque&gt;</text:span><text:line-break/><text:tab/><text:tab/>&lt;Sentencias&gt;<text:line-break/><text:tab/><text:tab/><text:span text:style-name="T18">&lt;fin_de_bloque&gt;</text:span></text:p>
      <text:p text:style-name="P8"><text:span text:style-name="T18">&lt;inicio_de_bloque&gt;</text:span> ::= {</text:p>
      <text:p text:style-name="P8"><text:span text:style-name="T18">&lt;fin_de_bloque&gt;</text:span> ::= }</text:p>
      <text:p text:style-name="P4">&lt;Declar_de_variables_locales&gt; ::= <text:tab/>&lt;Marca_ini_declar_variables&gt; <text:line-break/><text:tab/><text:tab/><text:tab/><text:tab/><text:tab/>&lt;Variables_locales&gt; <text:line-break/><text:tab/><text:tab/><text:tab/><text:tab/><text:tab/>&lt;Marca_fin_declar_variables&gt;<text:line-break/>&lt;Declar_de_subprogs&gt; ::= <text:tab/>&lt;Declar_de_subprogs&gt; &lt;Declar_subprog&gt;<text:line-break/>&lt;Declar_subprog&gt; ::= &lt;Cabecera_subpro<text:span text:style-name="T22">g</text:span>&gt; &lt;bloque&gt;</text:p>
      <text:p text:style-name="P4">&lt;Cabecera_subprog&gt; ::= procedimiento &lt;id&gt;&lt;ParIzq&gt;&lt;parametros&gt;&lt;ParDer&gt;&lt;bloque&gt; |</text:p>
      <text:p text:style-name="P4"><text:tab/><text:tab/><text:tab/> <text:s text:c="4"/>procedimiento &lt;id&gt;&lt;ParIzq&gt;&lt;ParDer&gt;&lt;bloque&gt;</text:p>
      <text:p text:style-name="P4"><text:line-break/>&lt;parametros&gt;::= &lt;parametros&gt;&lt;coma&gt;&lt;tipo&gt;&lt;nombre&gt; | &lt;tipo&gt;&lt;nombre&gt; <text:line-break/></text:p>
      <text:p text:style-name="P4">&lt;Variables_locales&gt; ::= <text:tab/>&lt;Variables_locales&gt; &lt;Cuerpo_declar_variables&gt; </text:p>
      <text:p text:style-name="P4"><text:tab/><text:tab/><text:tab/><text:tab/>| &lt;Cuerpo_declar_variables&gt;<text:line-break/>&lt;Cuerpo_declar_variables&gt; ::= &lt;tipo&gt;&lt;lista_nombres&gt;&lt;PYC&gt;</text:p>
      <text:p text:style-name="P4">&lt;lista_nombres&gt;::= <text:tab/>&lt;Lista_nombres&gt;&lt;coma&gt;&lt;id&gt; </text:p>
      <text:p text:style-name="P4"><text:tab/><text:tab/><text:tab/>| &lt;id&gt;<text:line-break/>&lt;Marca_ini_declar_variables&gt; := "@"</text:p>
      <text:p text:style-name="P4">&lt;Marca_fin_declar_variables&gt; := "@"</text:p>
      <text:p text:style-name="P4">&lt;tipo&gt;::=&lt;tipo_simple&gt; | &lt;tipo_compuesto&gt;</text:p>
      <text:p text:style-name="P4"><text:soft-page-break/>&lt;tipo_simple&gt;::= entero | real | caracter | booleano </text:p>
      <text:p text:style-name="P4">&lt;tipo_compuesto&gt;::= pila <text:s/>&lt;tipo_simple&gt; </text:p>
      <text:p text:style-name="P4"><text:line-break/>&lt;Sentencias&gt; ::= &lt;Sentencias&gt; &lt;Sentencia&gt; | &lt;Sentencia&gt;<text:line-break/>&lt;Sentencia&gt; ::= <text:tab/>&lt;bloque&gt;<text:line-break/><text:tab/><text:tab/><text:tab/>| &lt;sentencia_asignacion&gt; <text:line-break/><text:tab/><text:tab/><text:tab/>| &lt;sentencia_if&gt; <text:line-break/><text:tab/><text:tab/><text:tab/>| &lt;sentencia_while&gt; <text:line-break/><text:tab/><text:tab/><text:tab/>| &lt;sentencia_entrada&gt; <text:line-break/><text:tab/><text:tab/><text:tab/>| &lt;sentencia_salida&gt; <text:s/><text:line-break/><text:tab/><text:tab/><text:tab/>| &lt;sentencia_hacer_hasta&gt;</text:p>
      <text:p text:style-name="P4"><text:tab/><text:tab/><text:tab/>| &lt;llamada_procedimiento&gt;<text:line-break/><text:line-break/>&lt;llamada_procedimiento&gt;::=&lt;id&gt;&lt;ParIzq&gt;&lt;expresiones&gt;&lt;ParDer&gt;&lt;PYC&gt; | </text:p>
      <text:p text:style-name="P4"><text:tab/><text:tab/><text:tab/><text:tab/>&lt;id&gt;&lt;ParIzq&gt;&lt;ParDer&gt;&lt;PYC&gt;</text:p>
      <text:p text:style-name="P4">&lt;sentencia_asignacion&gt; ::= &lt;id&gt; = &lt;expresion&gt;&lt;PYC&gt;<text:line-break/>&lt;sentencia_if&gt; ::= si &lt;ParIzq&gt;&lt;expresion&gt;&lt;ParDer&gt; &lt;Sentencia&gt; | </text:p>
      <text:p text:style-name="P4"><text:tab/><text:tab/> <text:s text:c="6"/>si &lt;ParIzq&gt;&lt;expresion&gt;&lt;ParDer&gt; &lt;Sentencia&gt; &lt;sentencia_else&gt;<text:line-break/>&lt;sentencia_else&gt; := sino &lt;Sentencia&gt;<text:line-break/>&lt;sentencia_while&gt; ::= mientras &lt;ParIzq&gt;&lt;expresion&gt;&lt;ParDer&gt; &lt;Sentencia&gt;<text:line-break/>&lt;sentencia_entrada&gt; ::= entrada <text:s/>&lt;lista_nombres&gt; &lt;PYC&gt;<text:line-break/>&lt;sentencia_salida&gt; ::= salida &lt;<text:span text:style-name="T23">expresiones</text:span>&gt;&lt;PYC&gt;<text:line-break/>&lt;sentencia_hacer_hasta&gt; ::= hacer &lt;Sentencia&gt; hasta &lt;expresion&gt;<text:span text:style-name="T16">&lt;PYC&gt;</text:span><text:line-break/>&lt;expresiones&gt; ::= &lt;expresiones&gt;&lt;coma&gt; &lt;expresion&gt; | &lt;expresion&gt;<text:line-break/>&lt;expresion&gt; ::= <text:tab/>&lt;ParIzq&gt; &lt;expresion&gt; &lt;ParDer&gt; <text:line-break/><text:tab/><text:tab/><text:tab/>| &lt;op_unario&gt; &lt;expresion&gt; <text:line-break/><text:tab/><text:tab/><text:tab/>| &lt;expresion&gt; &lt;op_binario&gt; &lt;expresion&gt; <text:line-break/><text:tab/><text:tab/><text:tab/>| &lt;MasMenos&gt; &lt;expresion&gt; <text:line-break/><text:tab/><text:tab/><text:tab/>| &lt;expresion&gt; &lt;MasMenos&gt; &lt;expresion&gt; </text:p>
      <text:p text:style-name="P4"><text:tab/><text:tab/><text:tab/>| &lt;expresion&gt; &lt;MasMas&gt; &lt;expresion&gt;</text:p>
      <text:p text:style-name="P6"><text:tab/><text:tab/><text:tab/>| &lt;id&gt; <text:line-break/><text:tab/><text:tab/><text:tab/>| &lt;constante&gt; </text:p>
      <text:p text:style-name="P6"><text:tab/><text:tab/><text:tab/><text:span text:style-name="T15">| &lt;constante_pila&gt;</text:span><text:line-break/>&lt;constante&gt; ::= &lt;numero&gt; | &lt;real&gt; | '&lt;letra&gt;' | &lt;boolean&gt; | &lt;constante_ca<text:span text:style-name="T11">dena</text:span>&gt;</text:p>
      <text:p text:style-name="P7">&lt;lista_constantes&gt; ::= &lt;lista_constantes&gt;&lt;coma&gt;&lt;constante&gt; | &lt;constante&gt;</text:p>
      <text:p text:style-name="P4">&lt;constante_cadena&gt;::= a | <text:span text:style-name="T5">˥</text:span>a</text:p>
      <text:p text:style-name="P4">&lt;constante_pila&gt;::= &lt;corchete_izq&gt; &lt;<text:span text:style-name="T19">lista_</text:span>constantes&gt; &lt;corchete_der&gt;</text:p>
      <text:p text:style-name="P4">&lt;real&gt;::= &lt;numero&gt;.&lt;numero&gt;</text:p>
      <text:p text:style-name="P4">&lt;boolean&gt;::= verdad | falso</text:p>
      <text:p text:style-name="P4">&lt;MasMenos&gt; ::= + | -</text:p>
      <text:p text:style-name="P4">&lt;MasMas&gt; ::= ++<text:line-break/>&lt;op_unario&gt; ::= <text:s/>! | # | &amp; | --</text:p>
      <text:p text:style-name="P4">&lt;op_binario&gt; ::= || | &amp; | ^ <text:s/>| * | / | &lt; | &gt;= | &gt; | &lt;= | == | !=</text:p>
      <text:p text:style-name="P4">&lt;id&gt; := &lt;letra&gt; &lt;cadena&gt; <text:s/>| &lt;letra&gt;</text:p>
      <text:p text:style-name="P4"><text:soft-page-break/>&lt;PYC&gt; := ;</text:p>
      <text:p text:style-name="P4">&lt;numero&gt; ::= &lt;numero&gt;&lt;digito&gt; | &lt;digito&gt;</text:p>
      <text:p text:style-name="P9">&lt;cadena&gt; ::= <text:s/><text:span text:style-name="T20">&lt;cadena&gt;&lt;letra&gt; | &lt;cadena&gt;&lt;digito&gt; | &lt;letra&gt; | &lt;digito&gt; | _&lt;cadena&gt;</text:span></text:p>
      <text:p text:style-name="P4">&lt;letra&gt; ::= a|b|..|z|A|B|..|Z</text:p>
      <text:p text:style-name="P4">&lt;digito&gt; := 0|1|..|9</text:p>
      <text:p text:style-name="P11">&lt;corchete_izq&gt; ::= [</text:p>
      <text:p text:style-name="P11">&lt;corchete_<text:span text:style-name="T11">der</text:span>&gt; ::= ]</text:p>
      <text:p text:style-name="P14"/>
      <text:p text:style-name="P24">3.Definición de la semántica en lenguaje natural:</text:p>
      <text:p text:style-name="P11">como se ha menciando antes las palabras reservadas del lenguaje estan en castellano, el codigo siguiente muestra cómo se escriben todas las instrucciones posibles en el lenguaje:</text:p>
      <text:list xml:id="list1967210822" text:style-name="L2">
        <text:list-item>
          <text:p text:style-name="P26">cabecera del programa:</text:p>
          <text:list>
            <text:list-item>
              <text:p text:style-name="P26">principal()</text:p>
            </text:list-item>
          </text:list>
        </text:list-item>
        <text:list-item>
          <text:p text:style-name="P26">declaracion de variables:</text:p>
        </text:list-item>
      </text:list>
      <text:p text:style-name="P15"><text:tab/>@ </text:p>
      <text:p text:style-name="P15"><text:s/><text:tab/><text:tab/>entero <text:s text:c="2"/>ve ; </text:p>
      <text:p text:style-name="P15"><text:s/><text:tab/><text:tab/>real vf ; </text:p>
      <text:p text:style-name="P15"><text:s text:c="6"/><text:tab/><text:tab/>caracter <text:s/>vc ; </text:p>
      <text:p text:style-name="P15"><text:s text:c="6"/><text:tab/><text:tab/>booleano <text:s/>vl ; </text:p>
      <text:p text:style-name="P15"><text:s text:c="3"/><text:tab/><text:tab/>pila entero <text:s text:c="2"/>pe, pe2 ; </text:p>
      <text:p text:style-name="P15"><text:s text:c="3"/><text:tab/><text:tab/>pila real pf, pf2 ; </text:p>
      <text:p text:style-name="P15"><text:s text:c="3"/><text:tab/><text:tab/>pila caracter <text:s/>pc, pc2 ; </text:p>
      <text:p text:style-name="P15"><text:s text:c="3"/><text:tab/><text:tab/>pila booleano <text:s/>pl ; </text:p>
      <text:p text:style-name="P15"><text:s/><text:tab/>@</text:p>
      <text:list xml:id="list521519711" text:style-name="L3">
        <text:list-item>
          <text:p text:style-name="P30">leer datos:</text:p>
        </text:list-item>
      </text:list>
      <text:p text:style-name="P15"><text:tab/><text:tab/>entrada <text:s/>va<text:span text:style-name="T21">r1 [,var2,.....]</text:span> ; </text:p>
      <text:list xml:id="list377138222" text:style-name="L4">
        <text:list-item>
          <text:p text:style-name="P31">condicion: </text:p>
          <text:list>
            <text:list-header>
              <text:p text:style-name="P31">si (<text:span text:style-name="T21">var1 &gt; valor</text:span>)</text:p>
            </text:list-header>
          </text:list>
        </text:list-item>
      </text:list>
      <text:p text:style-name="P15"><text:s text:c="10"/><text:tab/> <text:s text:c="5"/>{ <text:tab/>@ </text:p>
      <text:p text:style-name="P15"><text:s text:c="17"/><text:tab/><text:tab/>int dato ; </text:p>
      <text:p text:style-name="P15"><text:s text:c="13"/><text:tab/>@ </text:p>
      <text:p text:style-name="P15"><text:s text:c="13"/><text:tab/>dato= 2 ; </text:p>
      <text:p text:style-name="P15"><text:s text:c="13"/><text:tab/>dato= valor*20/dato ; </text:p>
      <text:p text:style-name="P15"><text:s text:c="10"/><text:tab/><text:tab/>}<text:tab/> </text:p>
      <text:p text:style-name="P15"><text:s text:c="10"/><text:tab/><text:tab/>sino { </text:p>
      <text:p text:style-name="P15"><text:s text:c="13"/><text:tab/><text:tab/><text:span text:style-name="T21">var1</text:span>= 1000.0 ; </text:p>
      <text:p text:style-name="P15"><text:s text:c="10"/><text:tab/><text:tab/>}</text:p>
      <text:list xml:id="list290364688" text:style-name="L5">
        <text:list-item>
          <text:p text:style-name="P27">mostrar datos:</text:p>
        </text:list-item>
      </text:list>
      <text:p text:style-name="P12"><text:tab/><text:tab/>salida "valor = <text:s/>", va<text:span text:style-name="T21">r</text:span> ;</text:p>
      <text:list xml:id="list1732295811" text:style-name="L6">
        <text:list-item>
          <text:p text:style-name="P28">operaciones con pila:</text:p>
        </text:list-item>
      </text:list>
      <text:p text:style-name="P12"><text:tab/><text:tab/>pf= pf++10.0 ; <text:s text:c="2"/></text:p>
      <text:p text:style-name="P12"><text:tab/><text:tab/>pc= pc++'#' ;</text:p>
      <text:p text:style-name="P12"><text:tab/><text:tab/><text:tab/>si (#(pe++20) == 20) </text:p>
      <text:p text:style-name="P12"><text:s text:c="3"/><text:tab/><text:tab/><text:tab/><text:tab/>ve= #pe ; </text:p>
      <text:p text:style-name="P12"><text:soft-page-break/><text:tab/><text:tab/><text:tab/>sino </text:p>
      <text:p text:style-name="P12"><text:s text:c="3"/><text:tab/><text:tab/><text:tab/><text:tab/>pe= pe * pe2 ; <text:s text:c="5"/></text:p>
      <text:p text:style-name="P12"><text:s text:c="3"/><text:tab/><text:tab/><text:tab/><text:tab/>pe= pe2 - pe ++ 10 <text:s/>* (20/2000) ;</text:p>
      <text:p text:style-name="P13"/>
      <text:p text:style-name="P23">4.Identificación de TOKENS: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Nombre Token</text:p>
          </table:table-cell>
          <table:table-cell table:style-name="Tabla1.A1" office:value-type="string">
            <text:p text:style-name="P21">Expresión</text:p>
          </table:table-cell>
          <table:table-cell table:style-name="Tabla1.A1" office:value-type="string">
            <text:p text:style-name="P21">Código</text:p>
          </table:table-cell>
          <table:table-cell table:style-name="Tabla1.D1" office:value-type="string">
            <text:p text:style-name="P21">Atributo</text:p>
          </table:table-cell>
        </table:table-row>
        <table:table-row>
          <table:table-cell table:style-name="Tabla1.A2" office:value-type="string">
            <text:p text:style-name="P16">PRINCIPAL</text:p>
          </table:table-cell>
          <table:table-cell table:style-name="Tabla1.A2" office:value-type="string">
            <text:p text:style-name="P16">principal</text:p>
          </table:table-cell>
          <table:table-cell table:style-name="Tabla1.A2" office:value-type="string">
            <text:p text:style-name="P18">256</text:p>
          </table:table-cell>
          <table:table-cell table:style-name="Tabla1.D2" office:value-type="string">
            <text:p text:style-name="P16">0:principal</text:p>
          </table:table-cell>
        </table:table-row>
        <table:table-row>
          <table:table-cell table:style-name="Tabla1.A2" office:value-type="string">
            <text:p text:style-name="P16">TIPO</text:p>
          </table:table-cell>
          <table:table-cell table:style-name="Tabla1.A2" office:value-type="string">
            <text:p text:style-name="P16">entero | real | caracter | boolean</text:p>
          </table:table-cell>
          <table:table-cell table:style-name="Tabla1.A2" office:value-type="string">
            <text:p text:style-name="P18">257</text:p>
          </table:table-cell>
          <table:table-cell table:style-name="Tabla1.D2" office:value-type="string">
            <text:p text:style-name="P16">0:entero 1:real 2:caracter 3:boolean</text:p>
          </table:table-cell>
        </table:table-row>
        <table:table-row>
          <table:table-cell table:style-name="Tabla1.A2" office:value-type="string">
            <text:p text:style-name="P16">PILA</text:p>
          </table:table-cell>
          <table:table-cell table:style-name="Tabla1.A2" office:value-type="string">
            <text:p text:style-name="P16">pila</text:p>
          </table:table-cell>
          <table:table-cell table:style-name="Tabla1.A2" office:value-type="string">
            <text:p text:style-name="P18">258</text:p>
          </table:table-cell>
          <table:table-cell table:style-name="Tabla1.D2" office:value-type="string">
            <text:p text:style-name="P16">0:pila</text:p>
          </table:table-cell>
        </table:table-row>
        <table:table-row>
          <table:table-cell table:style-name="Tabla1.A2" office:value-type="string">
            <text:p text:style-name="P16">CONST</text:p>
          </table:table-cell>
          <table:table-cell table:style-name="Tabla1.A2" office:value-type="string">
            <text:p text:style-name="P16">\"[^"]+\" | [0-9]\.?[0-9]?* | '[<text:span text:style-name="T1">a | </text:span><text:span text:style-name="T6">˥</text:span><text:span text:style-name="T1">a</text:span>]' | verdad | falso | pila</text:p>
          </table:table-cell>
          <table:table-cell table:style-name="Tabla1.A2" office:value-type="string">
            <text:p text:style-name="P18">259</text:p>
          </table:table-cell>
          <table:table-cell table:style-name="Tabla1.D2" office:value-type="string">
            <text:p text:style-name="P16">0:\"[^"]+\" 1:[0-9]\.?[0-9]?* 2:'[<text:span text:style-name="T1">a | </text:span><text:span text:style-name="T6">˥</text:span><text:span text:style-name="T1">a</text:span>]' 4:verdad 5:falso </text:p>
          </table:table-cell>
        </table:table-row>
        <table:table-row>
          <table:table-cell table:style-name="Tabla1.A2" office:value-type="string">
            <text:p text:style-name="P16">IDENT</text:p>
          </table:table-cell>
          <table:table-cell table:style-name="Tabla1.A2" office:value-type="string">
            <text:p text:style-name="P16">[a-zA-Z][a-zA-Z0-9_]+</text:p>
          </table:table-cell>
          <table:table-cell table:style-name="Tabla1.A2" office:value-type="string">
            <text:p text:style-name="P18">260</text:p>
          </table:table-cell>
          <table:table-cell table:style-name="Tabla1.D2" office:value-type="string">
            <text:p text:style-name="P16">0: [a-zA-Z][a-zA-Z0-9_]+</text:p>
          </table:table-cell>
        </table:table-row>
        <table:table-row>
          <table:table-cell table:style-name="Tabla1.A2" office:value-type="string">
            <text:p text:style-name="P16">ASIG</text:p>
          </table:table-cell>
          <table:table-cell table:style-name="Tabla1.A2" office:value-type="string">
            <text:p text:style-name="P17">=</text:p>
          </table:table-cell>
          <table:table-cell table:style-name="Tabla1.A2" office:value-type="string">
            <text:p text:style-name="P18">261</text:p>
          </table:table-cell>
          <table:table-cell table:style-name="Tabla1.D2" office:value-type="string">
            <text:p text:style-name="P17">0 : =</text:p>
          </table:table-cell>
        </table:table-row>
        <table:table-row>
          <table:table-cell table:style-name="Tabla1.A2" office:value-type="string">
            <text:p text:style-name="P16">MASMAS</text:p>
          </table:table-cell>
          <table:table-cell table:style-name="Tabla1.A2" office:value-type="string">
            <text:p text:style-name="P17">++</text:p>
          </table:table-cell>
          <table:table-cell table:style-name="Tabla1.C8" office:value-type="float" office:value="262">
            <text:p text:style-name="P18">262</text:p>
          </table:table-cell>
          <table:table-cell table:style-name="Tabla1.D2" office:value-type="string">
            <text:p text:style-name="P17">0 : ++</text:p>
          </table:table-cell>
        </table:table-row>
        <table:table-row>
          <table:table-cell table:style-name="Tabla1.A2" office:value-type="string">
            <text:p text:style-name="P16">MASMENOS</text:p>
          </table:table-cell>
          <table:table-cell table:style-name="Tabla1.A2" office:value-type="string">
            <text:p text:style-name="P16">+ | -</text:p>
          </table:table-cell>
          <table:table-cell table:style-name="Tabla1.C8" office:value-type="float" office:value="263">
            <text:p text:style-name="P18">263</text:p>
          </table:table-cell>
          <table:table-cell table:style-name="Tabla1.D2" office:value-type="string">
            <text:p text:style-name="P16">0: + 1: -</text:p>
          </table:table-cell>
        </table:table-row>
        <table:table-row>
          <table:table-cell table:style-name="Tabla1.A2" office:value-type="string">
            <text:p text:style-name="P16">OPBIN</text:p>
          </table:table-cell>
          <table:table-cell table:style-name="Tabla1.A2" office:value-type="string">
            <text:p text:style-name="P16">* | / | || | <text:span text:style-name="T8">&amp;</text:span>&amp; | ^ | == | != | &lt; | &lt;= | &gt; | &gt;=</text:p>
          </table:table-cell>
          <table:table-cell table:style-name="Tabla1.C8" office:value-type="float" office:value="264">
            <text:p text:style-name="P18">264</text:p>
          </table:table-cell>
          <table:table-cell table:style-name="Tabla1.D2" office:value-type="string">
            <text:p text:style-name="P16">0:* 1:/ <text:s/>2:|| 3:&amp;<text:span text:style-name="T9">&amp;</text:span> 4:^ 5:== 6:!= 7:&lt; 8:&lt;= 9:&gt; 10:&gt;=</text:p>
          </table:table-cell>
        </table:table-row>
        <table:table-row>
          <table:table-cell table:style-name="Tabla1.A2" office:value-type="string">
            <text:p text:style-name="P16">OPUNARIO</text:p>
          </table:table-cell>
          <table:table-cell table:style-name="Tabla1.A2" office:value-type="string">
            <text:p text:style-name="P16">! | &amp;| # | --</text:p>
          </table:table-cell>
          <table:table-cell table:style-name="Tabla1.C8" office:value-type="float" office:value="265">
            <text:p text:style-name="P18">265</text:p>
          </table:table-cell>
          <table:table-cell table:style-name="Tabla1.D2" office:value-type="string">
            <text:p text:style-name="P16">0: ! 1:&amp; 2:# 3:--</text:p>
          </table:table-cell>
        </table:table-row>
        <table:table-row>
          <table:table-cell table:style-name="Tabla1.A2" office:value-type="string">
            <text:p text:style-name="P16">PARIZQ</text:p>
          </table:table-cell>
          <table:table-cell table:style-name="Tabla1.A2" office:value-type="string">
            <text:p text:style-name="P16">(</text:p>
          </table:table-cell>
          <table:table-cell table:style-name="Tabla1.C8" office:value-type="float" office:value="266">
            <text:p text:style-name="P18">266</text:p>
          </table:table-cell>
          <table:table-cell table:style-name="Tabla1.D2" office:value-type="string">
            <text:p text:style-name="P16">0: (</text:p>
          </table:table-cell>
        </table:table-row>
        <table:table-row>
          <table:table-cell table:style-name="Tabla1.A2" office:value-type="string">
            <text:p text:style-name="P16">PARDER</text:p>
          </table:table-cell>
          <table:table-cell table:style-name="Tabla1.A2" office:value-type="string">
            <text:p text:style-name="P16">)</text:p>
          </table:table-cell>
          <table:table-cell table:style-name="Tabla1.C8" office:value-type="float" office:value="267">
            <text:p text:style-name="P18">267</text:p>
          </table:table-cell>
          <table:table-cell table:style-name="Tabla1.D2" office:value-type="string">
            <text:p text:style-name="P16">0: )</text:p>
          </table:table-cell>
        </table:table-row>
        <table:table-row>
          <table:table-cell table:style-name="Tabla1.A2" office:value-type="string">
            <text:p text:style-name="P16">INIBLQ</text:p>
          </table:table-cell>
          <table:table-cell table:style-name="Tabla1.A2" office:value-type="string">
            <text:p text:style-name="P16">{</text:p>
          </table:table-cell>
          <table:table-cell table:style-name="Tabla1.C8" office:value-type="float" office:value="268">
            <text:p text:style-name="P18">268</text:p>
          </table:table-cell>
          <table:table-cell table:style-name="Tabla1.D2" office:value-type="string">
            <text:p text:style-name="P16">0: {</text:p>
          </table:table-cell>
        </table:table-row>
        <table:table-row>
          <table:table-cell table:style-name="Tabla1.A2" office:value-type="string">
            <text:p text:style-name="P16">FINBLQ</text:p>
          </table:table-cell>
          <table:table-cell table:style-name="Tabla1.A2" office:value-type="string">
            <text:p text:style-name="P16">}</text:p>
          </table:table-cell>
          <table:table-cell table:style-name="Tabla1.C8" office:value-type="float" office:value="269">
            <text:p text:style-name="P18">269</text:p>
          </table:table-cell>
          <table:table-cell table:style-name="Tabla1.D2" office:value-type="string">
            <text:p text:style-name="P16">0: }</text:p>
          </table:table-cell>
        </table:table-row>
        <table:table-row>
          <table:table-cell table:style-name="Tabla1.A2" office:value-type="string">
            <text:p text:style-name="P16">DELIMITADOR</text:p>
          </table:table-cell>
          <table:table-cell table:style-name="Tabla1.A2" office:value-type="string">
            <text:p text:style-name="P16">@</text:p>
          </table:table-cell>
          <table:table-cell table:style-name="Tabla1.C8" office:value-type="float" office:value="270">
            <text:p text:style-name="P18">270</text:p>
          </table:table-cell>
          <table:table-cell table:style-name="Tabla1.D2" office:value-type="string">
            <text:p text:style-name="P16">0: @</text:p>
          </table:table-cell>
        </table:table-row>
        <table:table-row>
          <table:table-cell table:style-name="Tabla1.A2" office:value-type="string">
            <text:p text:style-name="P16">COMA</text:p>
          </table:table-cell>
          <table:table-cell table:style-name="Tabla1.A2" office:value-type="string">
            <text:p text:style-name="P16">,</text:p>
          </table:table-cell>
          <table:table-cell table:style-name="Tabla1.A2" office:value-type="string">
            <text:p text:style-name="P18">27<text:span text:style-name="T7">1</text:span></text:p>
          </table:table-cell>
          <table:table-cell table:style-name="Tabla1.D2" office:value-type="string">
            <text:p text:style-name="P16">0: ,</text:p>
          </table:table-cell>
        </table:table-row>
        <table:table-row>
          <table:table-cell table:style-name="Tabla1.A2" office:value-type="string">
            <text:p text:style-name="P16">PYC</text:p>
          </table:table-cell>
          <table:table-cell table:style-name="Tabla1.A2" office:value-type="string">
            <text:p text:style-name="P16">;</text:p>
          </table:table-cell>
          <table:table-cell table:style-name="Tabla1.A2" office:value-type="string">
            <text:p text:style-name="P18">27<text:span text:style-name="T7">2</text:span></text:p>
          </table:table-cell>
          <table:table-cell table:style-name="Tabla1.D2" office:value-type="string">
            <text:p text:style-name="P16">0: ;</text:p>
          </table:table-cell>
        </table:table-row>
        <table:table-row>
          <table:table-cell table:style-name="Tabla1.A2" office:value-type="string">
            <text:p text:style-name="P16">SI</text:p>
          </table:table-cell>
          <table:table-cell table:style-name="Tabla1.A2" office:value-type="string">
            <text:p text:style-name="P16">si</text:p>
          </table:table-cell>
          <table:table-cell table:style-name="Tabla1.A2" office:value-type="string">
            <text:p text:style-name="P18">27<text:span text:style-name="T7">3</text:span></text:p>
          </table:table-cell>
          <table:table-cell table:style-name="Tabla1.D2" office:value-type="string">
            <text:p text:style-name="P16">0: si</text:p>
          </table:table-cell>
        </table:table-row>
        <table:table-row>
          <table:table-cell table:style-name="Tabla1.A2" office:value-type="string">
            <text:p text:style-name="P16">SINO</text:p>
          </table:table-cell>
          <table:table-cell table:style-name="Tabla1.A2" office:value-type="string">
            <text:p text:style-name="P16">sino</text:p>
          </table:table-cell>
          <table:table-cell table:style-name="Tabla1.A2" office:value-type="string">
            <text:p text:style-name="P18">27<text:span text:style-name="T7">4</text:span></text:p>
          </table:table-cell>
          <table:table-cell table:style-name="Tabla1.D2" office:value-type="string">
            <text:p text:style-name="P16">0: sino</text:p>
          </table:table-cell>
        </table:table-row>
        <table:table-row>
          <table:table-cell table:style-name="Tabla1.A2" office:value-type="string">
            <text:p text:style-name="P16">MIENTRAS</text:p>
          </table:table-cell>
          <table:table-cell table:style-name="Tabla1.A2" office:value-type="string">
            <text:p text:style-name="P16">mientras</text:p>
          </table:table-cell>
          <table:table-cell table:style-name="Tabla1.A2" office:value-type="string">
            <text:p text:style-name="P18">27<text:span text:style-name="T7">5</text:span></text:p>
          </table:table-cell>
          <table:table-cell table:style-name="Tabla1.D2" office:value-type="string">
            <text:p text:style-name="P16">0: mientras</text:p>
          </table:table-cell>
        </table:table-row>
        <table:table-row>
          <table:table-cell table:style-name="Tabla1.A2" office:value-type="string">
            <text:p text:style-name="P16">HACER </text:p>
          </table:table-cell>
          <table:table-cell table:style-name="Tabla1.A2" office:value-type="string">
            <text:p text:style-name="P16">hacer</text:p>
          </table:table-cell>
          <table:table-cell table:style-name="Tabla1.A2" office:value-type="string">
            <text:p text:style-name="P18">27<text:span text:style-name="T7">6</text:span></text:p>
          </table:table-cell>
          <table:table-cell table:style-name="Tabla1.D2" office:value-type="string">
            <text:p text:style-name="P16">0: hacer</text:p>
          </table:table-cell>
        </table:table-row>
        <table:table-row>
          <table:table-cell table:style-name="Tabla1.A2" office:value-type="string">
            <text:p text:style-name="P16">HASTA</text:p>
          </table:table-cell>
          <table:table-cell table:style-name="Tabla1.A2" office:value-type="string">
            <text:p text:style-name="P16">hasta</text:p>
          </table:table-cell>
          <table:table-cell table:style-name="Tabla1.A2" office:value-type="string">
            <text:p text:style-name="P18">27<text:span text:style-name="T7">7</text:span></text:p>
          </table:table-cell>
          <table:table-cell table:style-name="Tabla1.D2" office:value-type="string">
            <text:p text:style-name="P16">0: hasta</text:p>
          </table:table-cell>
        </table:table-row>
        <table:table-row>
          <table:table-cell table:style-name="Tabla1.A2" office:value-type="string">
            <text:p text:style-name="P16">ENT</text:p>
          </table:table-cell>
          <table:table-cell table:style-name="Tabla1.A2" office:value-type="string">
            <text:p text:style-name="P16">entrada</text:p>
          </table:table-cell>
          <table:table-cell table:style-name="Tabla1.A2" office:value-type="string">
            <text:p text:style-name="P18">2<text:span text:style-name="T7">78</text:span></text:p>
          </table:table-cell>
          <table:table-cell table:style-name="Tabla1.D2" office:value-type="string">
            <text:p text:style-name="P16">0: entrada</text:p>
          </table:table-cell>
        </table:table-row>
        <table:table-row>
          <table:table-cell table:style-name="Tabla1.A2" office:value-type="string">
            <text:p text:style-name="P16">SAL</text:p>
          </table:table-cell>
          <table:table-cell table:style-name="Tabla1.A2" office:value-type="string">
            <text:p text:style-name="P16">salida</text:p>
          </table:table-cell>
          <table:table-cell table:style-name="Tabla1.A2" office:value-type="string">
            <text:p text:style-name="P18">2<text:span text:style-name="T7">79</text:span></text:p>
          </table:table-cell>
          <table:table-cell table:style-name="Tabla1.D2" office:value-type="string">
            <text:p text:style-name="P16">0: salida</text:p>
          </table:table-cell>
        </table:table-row>
        <table:table-row>
          <table:table-cell table:style-name="Tabla1.A2" office:value-type="string">
            <text:p text:style-name="P16">CORCHETEIZQ</text:p>
          </table:table-cell>
          <table:table-cell table:style-name="Tabla1.A2" office:value-type="string">
            <text:p text:style-name="P16">[</text:p>
          </table:table-cell>
          <table:table-cell table:style-name="Tabla1.A2" office:value-type="string">
            <text:p text:style-name="P18">28<text:span text:style-name="T14">0</text:span></text:p>
          </table:table-cell>
          <table:table-cell table:style-name="Tabla1.D2" office:value-type="string">
            <text:p text:style-name="P16">0: [</text:p>
          </table:table-cell>
        </table:table-row>
        <table:table-row>
          <table:table-cell table:style-name="Tabla1.A2" office:value-type="string">
            <text:p text:style-name="P16">CORCHETEDER</text:p>
          </table:table-cell>
          <table:table-cell table:style-name="Tabla1.A2" office:value-type="string">
            <text:p text:style-name="P16">]</text:p>
          </table:table-cell>
          <table:table-cell table:style-name="Tabla1.A2" office:value-type="string">
            <text:p text:style-name="P18">28<text:span text:style-name="T14">1</text:span></text:p>
          </table:table-cell>
          <table:table-cell table:style-name="Tabla1.D2" office:value-type="string">
            <text:p text:style-name="P16">0: ]</text:p>
          </table:table-cell>
        </table:table-row>
        <table:table-row>
          <table:table-cell table:style-name="Tabla1.A2" office:value-type="string">
            <text:p text:style-name="P20">PROCEDIMIENTO</text:p>
          </table:table-cell>
          <table:table-cell table:style-name="Tabla1.A2" office:value-type="string">
            <text:p text:style-name="P20">procedimiento</text:p>
          </table:table-cell>
          <table:table-cell table:style-name="Tabla1.A2" office:value-type="string">
            <text:p text:style-name="P19"><text:span text:style-name="T10">28</text:span><text:span text:style-name="T14">2</text:span></text:p>
          </table:table-cell>
          <table:table-cell table:style-name="Tabla1.D2" office:value-type="string">
            <text:p text:style-name="P20">0: procedimiento</text:p>
          </table:table-cell>
        </table:table-row>
      </table:table>
      <text:p text:style-name="P10"/>
      <text:p text:style-name="P22">&lt;Programa&gt; ::= &lt;Cabecera_programa&gt; &lt;bloque&gt;<text:line-break/>&lt;Cabecera_programa&gt; ::= PRINCIPAL PARIZQ PARDER<text:line-break/>&lt;bloque&gt; ::= <text:tab/>INIBLQ <text:line-break/><text:tab/><text:tab/>&lt;Declar_de_variables_locales&gt;<text:line-break/><text:tab/><text:tab/>&lt;Declar_de_subprogs&gt;<text:line-break/><text:tab/><text:tab/>&lt;Sentencias&gt;<text:line-break/><text:tab/><text:tab/>FINBLQ <text:s/>|</text:p>
      <text:p text:style-name="P4"><text:tab/><text:tab/>INIBLQ <text:line-break/><text:tab/><text:tab/>&lt;Declar_de_variables_locales&gt;<text:line-break/><text:tab/><text:tab/>&lt;Sentencias&gt;<text:line-break/><text:tab/><text:tab/>FINBLQ <text:s/>| </text:p>
      <text:p text:style-name="P4"><text:tab/><text:tab/>INIBLQ <text:line-break/><text:tab/><text:tab/>&lt;Declar_de_subprogs&gt;<text:line-break/><text:tab/><text:tab/>&lt;Sentencias&gt;<text:line-break/><text:tab/><text:tab/>FINBLQ | </text:p>
      <text:p text:style-name="P4"><text:tab/><text:tab/>INIBLQ <text:line-break/><text:tab/><text:tab/>&lt;Sentencias&gt;<text:line-break/><text:tab/><text:tab/>FINBLQ</text:p>
      <text:p text:style-name="P4">&lt;Declar_de_variables_locales&gt; ::= <text:tab/>DELIMITADOR <text:line-break/><text:tab/><text:tab/><text:tab/><text:tab/><text:tab/>&lt;Variables_locales&gt; <text:line-break/><text:tab/><text:tab/><text:tab/><text:tab/><text:tab/>DELIMITADOR<text:line-break/>&lt;Declar_de_subprogs&gt; ::= <text:tab/>&lt;Declar_de_subprogs&gt; &lt;Declar_subprog&gt;<text:line-break/>&lt;Declar_subprog&gt; ::= &lt;Cabecera_subprog&gt; &lt;bloque&gt;</text:p>
      <text:p text:style-name="P4">&lt;Cabecera_subprog&gt; ::= PROCEDIMIENTO IDENT PARIZQ&lt;parametros&gt;PARDER&lt;bloque&gt; |</text:p>
      <text:p text:style-name="P4"><text:tab/><text:tab/><text:tab/> <text:s text:c="4"/>PROCEDIMIENTO IDENT PARIZQ PARDER&lt;bloque&gt;<text:line-break/>&lt;parametros&gt;::= &lt;parametros&gt; COMA &lt;tipo&gt; IDENT | &lt;tipo&gt; IDENT </text:p>
      <text:p text:style-name="P4">&lt;Variables_locales&gt; ::= <text:tab/>&lt;Variables_locales&gt; &lt;Cuerpo_declar_variables&gt; </text:p>
      <text:p text:style-name="P4"><text:tab/><text:tab/><text:tab/><text:tab/>| &lt;Cuerpo_declar_variables&gt;<text:line-break/>&lt;Cuerpo_declar_variables&gt; ::= TIPO &lt;lista_nombres&gt; PYC</text:p>
      <text:p text:style-name="P4">&lt;lista_nombres&gt;::= <text:tab/>&lt;Lista_nombres&gt; COMA IDENT </text:p>
      <text:p text:style-name="P4"><text:tab/><text:tab/><text:tab/>| IDENT</text:p>
      <text:p text:style-name="P4">&lt;tipo&gt;:= TIPO | PILA<text:line-break/>&lt;Sentencias&gt; ::= &lt;Sentencias&gt; &lt;Sentencia&gt; | &lt;Sentencia&gt;<text:line-break/>&lt;Sentencia&gt; ::= <text:tab/>&lt;bloque&gt;<text:line-break/><text:tab/><text:tab/><text:tab/>| &lt;sentencia_asignacion&gt; <text:line-break/><text:tab/><text:tab/><text:tab/>| &lt;sentencia_if&gt; <text:line-break/><text:tab/><text:tab/><text:tab/>| &lt;sentencia_while&gt; <text:line-break/><text:tab/><text:tab/><text:tab/>| &lt;sentencia_entrada&gt; <text:line-break/><text:tab/><text:tab/><text:tab/>| &lt;sentencia_salida&gt; <text:s/><text:line-break/><text:tab/><text:tab/><text:tab/>| &lt;sentencia_hacer_hasta&gt;</text:p>
      <text:p text:style-name="P4"><text:tab/><text:tab/><text:tab/>| &lt;llamada_procedimiento&gt;<text:line-break/><text:line-break/>&lt;llamada_procedimiento&gt;::=IDENT PARIZQ &lt;expresiones&gt; PARDER PYC | </text:p>
      <text:p text:style-name="P4"><text:tab/><text:tab/><text:tab/><text:tab/> IDENT PARIZQ PARDER PYC</text:p>
      <text:p text:style-name="P4">&lt;sentencia_asignacion&gt; ::= IDENT ASIG &lt;expresion&gt; PYC<text:line-break/>&lt;sentencia_if&gt; ::= SI PARIZQ &lt;expresion&gt; PARDER &lt;Sentencia&gt; | </text:p>
      <text:p text:style-name="P4"><text:soft-page-break/><text:tab/><text:tab/> <text:s text:c="6"/>SI PARIZQ &lt;expresion&gt; PARDER &lt;Sentencia&gt; &lt;sentencia_else&gt;<text:line-break/>&lt;sentencia_else&gt; := SINO &lt;Sentencia&gt;<text:line-break/>&lt;sentencia_while&gt; ::= MIENTRAS PARIZQ &lt;expresion&gt; PARDER &lt;Sentencia&gt;<text:line-break/>&lt;sentencia_entrada&gt; ::= ENTRADA <text:s/>&lt;lista_nombres&gt; PYC<text:line-break/>&lt;sentencia_salida&gt; ::= SALIDA &lt;<text:span text:style-name="T25">expresion</text:span><text:span text:style-name="T26">es</text:span>&gt; PYC<text:line-break/>&lt;sentencia_hacer_hasta&gt; ::= HACER &lt;Sentencia&gt; HASTA &lt;expresion&gt; <text:span text:style-name="T17">PYC</text:span><text:line-break/>&lt;expresiones&gt; ::= &lt;expresiones&gt; COMA &lt;expresion&gt; | &lt;expresion&gt;<text:line-break/>&lt;expresion&gt; ::= <text:tab/>PARIZQ &lt;expresion&gt; PARDER <text:line-break/><text:tab/><text:tab/><text:tab/>| OPUNARIO &lt;expresion&gt;<text:line-break/><text:tab/><text:tab/><text:tab/>| &lt;expresion&gt; OPBIN &lt;expresion&gt; <text:line-break/><text:tab/><text:tab/><text:tab/>| MASMENOS &lt;expresion&gt; <text:line-break/><text:tab/><text:tab/><text:tab/>| &lt;expresion&gt; MASMENOS &lt;expresion&gt; </text:p>
      <text:p text:style-name="P4"><text:tab/><text:tab/><text:tab/>| &lt;expresion&gt; MASMAS &lt;expresion&gt;</text:p>
      <text:p text:style-name="P4"><text:tab/><text:tab/><text:tab/>| IDENT <text:line-break/><text:tab/><text:tab/><text:tab/>| CONST</text:p>
      <text:p text:style-name="P4"><text:tab/><text:tab/><text:tab/><text:span text:style-name="T24">| CONSTCADENA</text:span></text:p>
      <text:p text:style-name="P4"><text:tab/><text:tab/><text:tab/><text:span text:style-name="T12">| </text:span><text:span text:style-name="T13">&lt;constante_pila&gt;</text:span></text:p>
      <text:p text:style-name="P5"><text:span text:style-name="T11">&lt;constante_pila&gt; ::= </text:span><text:span text:style-name="T13">CORCHETEIZQ</text:span><text:span text:style-name="T11"> &lt;lista_constantes&gt; </text:span><text:span text:style-name="T13">CORCHETEDER</text:span></text:p>
      <text:p text:style-name="P5"><text:span text:style-name="T11">&lt;lista_constantes&gt; ::= &lt;lista_constantes&gt; </text:span><text:span text:style-name="T13">COMA CONST</text:span><text:span text:style-name="T11"> | </text:span><text:span text:style-name="T13">CONST</text:span></text:p>
      <text:p text:style-name="P9">&lt;cadena&gt; ::= <text:s/><text:span text:style-name="T20">&lt;cadena&gt;&lt;letra&gt; | &lt;cadena&gt;&lt;digito&gt; | &lt;letra&gt; | &lt;digito&gt; | _&lt;cadena&gt;</text:span></text:p>
      <text:p text:style-name="P4">&lt;letra&gt; ::= a|..|z|A|..|Z</text:p>
      <text:p text:style-name="P4">&lt;digito&gt; := 0|..|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17M22S</meta:editing-duration>
    <meta:editing-cycles>153</meta:editing-cycles>
    <meta:generator>OpenOffice.org/3.2$Linux OpenOffice.org_project/320m19$Build-9505</meta:generator>
    <dc:date>2011-04-10T20:36:15</dc:date>
    <dc:creator>nabil </dc:creator>
    <meta:document-statistic meta:table-count="1" meta:image-count="0" meta:object-count="0" meta:page-count="9" meta:paragraph-count="243" meta:word-count="1078" meta:character-count="8582"/>
    <meta:user-defined meta:name="Info 1"/>
    <meta:user-defined meta:name="Info 2"/>
    <meta:user-defined meta:name="Info 3"/>
    <meta:user-defined meta:name="Info 4"/>
  </office:meta>
</office:document-meta>
</file>